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6ef128" officeooo:paragraph-rsid="006ef128"/>
    </style:style>
    <style:style style:name="P65" style:family="paragraph" style:parent-style-name="Text_20_body" style:list-style-name="L7">
      <style:text-properties officeooo:rsid="00732515" officeooo:paragraph-rsid="00732515"/>
    </style:style>
    <style:style style:name="P66" style:family="paragraph" style:parent-style-name="Text_20_body">
      <style:text-properties fo:font-size="12pt" officeooo:rsid="0048a5d4" officeooo:paragraph-rsid="004081fa" style:font-size-asian="10.5pt" style:font-size-complex="12pt"/>
    </style:style>
    <style:style style:name="P67"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8" style:family="paragraph" style:parent-style-name="Text_20_body" style:list-style-name="L8">
      <style:text-properties officeooo:paragraph-rsid="004a39a2"/>
    </style:style>
    <style:style style:name="P69" style:family="paragraph" style:parent-style-name="Text_20_body" style:list-style-name="L8">
      <style:text-properties officeooo:rsid="004c0e49" officeooo:paragraph-rsid="004c0e49"/>
    </style:style>
    <style:style style:name="P70" style:family="paragraph" style:parent-style-name="Text_20_body" style:list-style-name="L8">
      <style:text-properties officeooo:rsid="004c8da8" officeooo:paragraph-rsid="004c8da8"/>
    </style:style>
    <style:style style:name="P71" style:family="paragraph" style:parent-style-name="Text_20_body" style:list-style-name="L8">
      <style:text-properties officeooo:paragraph-rsid="00562661"/>
    </style:style>
    <style:style style:name="P72" style:family="paragraph" style:parent-style-name="Text_20_body" style:list-style-name="L8">
      <style:text-properties officeooo:rsid="005806c1" officeooo:paragraph-rsid="005806c1"/>
    </style:style>
    <style:style style:name="P73" style:family="paragraph" style:parent-style-name="Text_20_body" style:list-style-name="L8">
      <style:text-properties officeooo:paragraph-rsid="00590170"/>
    </style:style>
    <style:style style:name="P74" style:family="paragraph" style:parent-style-name="Text_20_body" style:list-style-name="L8">
      <style:text-properties officeooo:paragraph-rsid="00720a93"/>
    </style:style>
    <style:style style:name="P75"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style:style style:name="T18" style:family="text">
      <style:text-properties officeooo:rsid="00732515"/>
    </style:style>
    <style:style style:name="T19"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inspectors move way too fast w.r.t there speed value / <text:span text:style-name="T14">player same speed value</text:span></text:p>
        </text:list-item>
        <text:list-item>
          <text:p text:style-name="P65">player aspect : diagonal up-left, up-right saw some issue</text:p>
        </text:list-item>
      </text:list>
      <text:p text:style-name="P66"/>
      <text:p text:style-name="P66"/>
      <text:p text:style-name="P66"><text:soft-page-break/></text:p>
      <text:p text:style-name="P67">Acknowledgements :</text:p>
      <text:list text:style-name="L8">
        <text:list-item>
          <text:p text:style-name="P68"><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9">assets : </text:p>
          <text:list>
            <text:list-item>
              <text:p text:style-name="P70">UI</text:p>
            </text:list-item>
            <text:list-item>
              <text:p text:style-name="P71"><text:span text:style-name="T16">Map : </text:span>LimeZu - <text:span text:style-name="T16">Itch</text:span></text:p>
            </text:list-item>
            <text:list-item>
              <text:p text:style-name="P72">SFX : JDSherbert,</text:p>
            </text:list-item>
            <text:list-item>
              <text:p text:style-name="P73"><text:span text:style-name="T17">Font : </text:span>Nimble Beasts</text:p>
            </text:list-item>
            <text:list-item>
              <text:p text:style-name="P74"><text:span text:style-name="T18">M</text:span><text:span text:style-name="T19">usic : </text:span>FabienC@RustedMusicStudio</text:p>
            </text:list-item>
          </text:list>
        </text:list-item>
        <text:list-item>
          <text:p text:style-name="P75">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08:06:28.732000000</dc:date>
    <meta:editing-duration>P1DT13H2M16S</meta:editing-duration>
    <meta:editing-cycles>83</meta:editing-cycles>
    <meta:generator>LibreOffice/24.8.0.3$Windows_X86_64 LibreOffice_project/0bdf1299c94fe897b119f97f3c613e9dca6be583</meta:generator>
    <meta:document-statistic meta:table-count="0" meta:image-count="0" meta:object-count="0" meta:page-count="5" meta:paragraph-count="124" meta:word-count="750" meta:character-count="3979" meta:non-whitespace-character-count="3448"/>
  </office:meta>
</office:document-meta>
</file>